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alarie">
        <table:table-row>
          <table:table-cell office:value-type="float" office:value="2">
            <text:p>2</text:p>
          </table:table-cell>
          <table:table-cell office:value-type="string">
            <text:p>00128</text:p>
          </table:table-cell>
          <table:table-cell office:value-type="float" office:value="1">
            <text:p>1</text:p>
          </table:table-cell>
          <table:table-cell office:value-type="string">
            <text:p>AILLET LUDOVIC</text:p>
          </table:table-cell>
          <table:table-cell office:value-type="string">
            <text:p/>
          </table:table-cell>
          <table:table-cell office:value-type="string">
            <text:p>3 RUE ANDRE LE NOTRE</text:p>
          </table:table-cell>
          <table:table-cell office:value-type="string">
            <text:p>           N19 - 2me ETAGE</text:p>
          </table:table-cell>
          <table:table-cell office:value-type="string">
            <text:p>49460</text:p>
          </table:table-cell>
          <table:table-cell office:value-type="string">
            <text:p>MONTREUIL JUIG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/08/1979</text:p>
          </table:table-cell>
          <table:table-cell office:value-type="string">
            <text:p>03/04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00080</text:p>
          </table:table-cell>
          <table:table-cell office:value-type="float" office:value="1">
            <text:p>1</text:p>
          </table:table-cell>
          <table:table-cell office:value-type="string">
            <text:p>ALARY CLAU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7       AVENUE DU CADRAN</text:p>
          </table:table-cell>
          <table:table-cell office:value-type="string">
            <text:p>49370</text:p>
          </table:table-cell>
          <table:table-cell office:value-type="string">
            <text:p>LE LOUROUX BECONNA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/03/1974</text:p>
          </table:table-cell>
          <table:table-cell office:value-type="string">
            <text:p>05/09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00642</text:p>
          </table:table-cell>
          <table:table-cell office:value-type="float" office:value="1">
            <text:p>1</text:p>
          </table:table-cell>
          <table:table-cell office:value-type="string">
            <text:p>ALBERT YAN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8       Rue des AMARYLIS</text:p>
          </table:table-cell>
          <table:table-cell office:value-type="string">
            <text:p>49170</text:p>
          </table:table-cell>
          <table:table-cell office:value-type="string">
            <text:p>ST AUGUSTIN DES B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7/02/1985</text:p>
          </table:table-cell>
          <table:table-cell office:value-type="string">
            <text:p>09/08/2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ETUDES ET IND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JEAUB</text:p>
          </table:table-cell>
          <table:table-cell office:value-type="float" office:value="1">
            <text:p>1</text:p>
          </table:table-cell>
          <table:table-cell office:value-type="string">
            <text:p>AUBRY FEUFEU JEROME</text:p>
          </table:table-cell>
          <table:table-cell office:value-type="string">
            <text:p/>
          </table:table-cell>
          <table:table-cell office:value-type="string">
            <text:p>12. RUE CLAUDIUS PETIT</text:p>
          </table:table-cell>
          <table:table-cell office:value-type="string">
            <text:p/>
          </table:table-cell>
          <table:table-cell office:value-type="string">
            <text:p>49123</text:p>
          </table:table-cell>
          <table:table-cell office:value-type="string">
            <text:p>INGRANDES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07/1984</text:p>
          </table:table-cell>
          <table:table-cell office:value-type="string">
            <text:p>08/09/20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OL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00448</text:p>
          </table:table-cell>
          <table:table-cell office:value-type="float" office:value="1">
            <text:p>1</text:p>
          </table:table-cell>
          <table:table-cell office:value-type="string">
            <text:p>AULER Rich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5       ALLEE JULES VERNE</text:p>
          </table:table-cell>
          <table:table-cell office:value-type="string">
            <text:p>49240</text:p>
          </table:table-cell>
          <table:table-cell office:value-type="string">
            <text:p>AVR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3/09/1963</text:p>
          </table:table-cell>
          <table:table-cell office:value-type="string">
            <text:p>15/04/2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00111</text:p>
          </table:table-cell>
          <table:table-cell office:value-type="float" office:value="1">
            <text:p>1</text:p>
          </table:table-cell>
          <table:table-cell office:value-type="string">
            <text:p>AVRILLON FABRICE</text:p>
          </table:table-cell>
          <table:table-cell office:value-type="string">
            <text:p/>
          </table:table-cell>
          <table:table-cell office:value-type="string">
            <text:p>13 LA CROIX DU ROLLAY</text:p>
          </table:table-cell>
          <table:table-cell office:value-type="string">
            <text:p/>
          </table:table-cell>
          <table:table-cell office:value-type="string">
            <text:p>49190</text:p>
          </table:table-cell>
          <table:table-cell office:value-type="string">
            <text:p>ROCHEFORT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2/07/1987</text:p>
          </table:table-cell>
          <table:table-cell office:value-type="string">
            <text:p>25/08/20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00554</text:p>
          </table:table-cell>
          <table:table-cell office:value-type="float" office:value="1">
            <text:p>1</text:p>
          </table:table-cell>
          <table:table-cell office:value-type="string">
            <text:p>BADIR MOHAMED</text:p>
          </table:table-cell>
          <table:table-cell office:value-type="string">
            <text:p/>
          </table:table-cell>
          <table:table-cell office:value-type="string">
            <text:p>107 AVENUE PATTON</text:p>
          </table:table-cell>
          <table:table-cell office:value-type="string">
            <text:p/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2/05/1972</text:p>
          </table:table-cell>
          <table:table-cell office:value-type="string">
            <text:p>18/08/20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/REGL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00408</text:p>
          </table:table-cell>
          <table:table-cell office:value-type="float" office:value="1">
            <text:p>1</text:p>
          </table:table-cell>
          <table:table-cell office:value-type="string">
            <text:p>BARAUD FRAN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8       rue des Violettes</text:p>
          </table:table-cell>
          <table:table-cell office:value-type="string">
            <text:p>49170</text:p>
          </table:table-cell>
          <table:table-cell office:value-type="string">
            <text:p>ST MARTIN DU FOUILLOU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6/02/1980</text:p>
          </table:table-cell>
          <table:table-cell office:value-type="string">
            <text:p>01/08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F DE PROJ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00901</text:p>
          </table:table-cell>
          <table:table-cell office:value-type="float" office:value="1">
            <text:p>1</text:p>
          </table:table-cell>
          <table:table-cell office:value-type="string">
            <text:p>BARTH BERTR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2       RESIDENCE DE LA GARDO</text:p>
          </table:table-cell>
          <table:table-cell office:value-type="string">
            <text:p>49480</text:p>
          </table:table-cell>
          <table:table-cell office:value-type="string">
            <text:p>ST SYLVAIN D ANJO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4/05/1968</text:p>
          </table:table-cell>
          <table:table-cell office:value-type="string">
            <text:p>06/01/19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INTRE LIQUI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00427</text:p>
          </table:table-cell>
          <table:table-cell office:value-type="float" office:value="1">
            <text:p>1</text:p>
          </table:table-cell>
          <table:table-cell office:value-type="string">
            <text:p>BAZIN SEBASTI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7   RUE DU COMMERCE</text:p>
          </table:table-cell>
          <table:table-cell office:value-type="string">
            <text:p>49380</text:p>
          </table:table-cell>
          <table:table-cell office:value-type="string">
            <text:p>CHAVAGN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8/04/1973</text:p>
          </table:table-cell>
          <table:table-cell office:value-type="string">
            <text:p>01/10/2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INTRE LIQUI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00062</text:p>
          </table:table-cell>
          <table:table-cell office:value-type="float" office:value="1">
            <text:p>1</text:p>
          </table:table-cell>
          <table:table-cell office:value-type="string">
            <text:p>BEGASSAT THIER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5       RUE DES PEUPLIERS</text:p>
          </table:table-cell>
          <table:table-cell office:value-type="string">
            <text:p>49330</text:p>
          </table:table-cell>
          <table:table-cell office:value-type="string">
            <text:p>CHAMPIG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7/05/1971</text:p>
          </table:table-cell>
          <table:table-cell office:value-type="string">
            <text:p>04/09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GASINIER LEA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00782</text:p>
          </table:table-cell>
          <table:table-cell office:value-type="float" office:value="1">
            <text:p>1</text:p>
          </table:table-cell>
          <table:table-cell office:value-type="string">
            <text:p>BENHAMOUCHE CHRISTOP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5       RUE DU PATIS</text:p>
          </table:table-cell>
          <table:table-cell office:value-type="string">
            <text:p>49170</text:p>
          </table:table-cell>
          <table:table-cell office:value-type="string">
            <text:p>ST MARTIN DU FOUILLOU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/09/1960</text:p>
          </table:table-cell>
          <table:table-cell office:value-type="string">
            <text:p>03/01/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BAVUR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00304</text:p>
          </table:table-cell>
          <table:table-cell office:value-type="float" office:value="1">
            <text:p>1</text:p>
          </table:table-cell>
          <table:table-cell office:value-type="string">
            <text:p>BENOIT DAV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7       RUE DU PRESSOIR</text:p>
          </table:table-cell>
          <table:table-cell office:value-type="string">
            <text:p>49370</text:p>
          </table:table-cell>
          <table:table-cell office:value-type="string">
            <text:p>ST CLEMENT DE LA PL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8/1979</text:p>
          </table:table-cell>
          <table:table-cell office:value-type="string">
            <text:p>01/09/19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00464</text:p>
          </table:table-cell>
          <table:table-cell office:value-type="float" office:value="1">
            <text:p>1</text:p>
          </table:table-cell>
          <table:table-cell office:value-type="string">
            <text:p>BERGER ALA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4       RUE DE L'AUBEPINE</text:p>
          </table:table-cell>
          <table:table-cell office:value-type="string">
            <text:p>49370</text:p>
          </table:table-cell>
          <table:table-cell office:value-type="string">
            <text:p>LA POUE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8/01/1974</text:p>
          </table:table-cell>
          <table:table-cell office:value-type="string">
            <text:p>13/08/2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OL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00904</text:p>
          </table:table-cell>
          <table:table-cell office:value-type="float" office:value="1">
            <text:p>1</text:p>
          </table:table-cell>
          <table:table-cell office:value-type="string">
            <text:p>BERNARD JEAN PIER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3       RUE DE L'AUBRIAIE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/04/1966</text:p>
          </table:table-cell>
          <table:table-cell office:value-type="string">
            <text:p>10/02/19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PEIN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00918</text:p>
          </table:table-cell>
          <table:table-cell office:value-type="float" office:value="1">
            <text:p>1</text:p>
          </table:table-cell>
          <table:table-cell office:value-type="string">
            <text:p>BERNARD MAUR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3       RUE DE L'AUBRIAIE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/12/1967</text:p>
          </table:table-cell>
          <table:table-cell office:value-type="string">
            <text:p>15/02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UTENTIONNA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00828</text:p>
          </table:table-cell>
          <table:table-cell office:value-type="float" office:value="1">
            <text:p>1</text:p>
          </table:table-cell>
          <table:table-cell office:value-type="string">
            <text:p>BERNIER JEAN CLAUDE</text:p>
          </table:table-cell>
          <table:table-cell office:value-type="string">
            <text:p/>
          </table:table-cell>
          <table:table-cell office:value-type="string">
            <text:p>LOTISSEMENT DES GRANDS SABLES</text:p>
          </table:table-cell>
          <table:table-cell office:value-type="string">
            <text:p>   8       RUE JOACHIM DU BELLAY</text:p>
          </table:table-cell>
          <table:table-cell office:value-type="string">
            <text:p>49220</text:p>
          </table:table-cell>
          <table:table-cell office:value-type="string">
            <text:p>VERN D ANJO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3/05/1980</text:p>
          </table:table-cell>
          <table:table-cell office:value-type="string">
            <text:p>08/10/2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00626</text:p>
          </table:table-cell>
          <table:table-cell office:value-type="float" office:value="1">
            <text:p>1</text:p>
          </table:table-cell>
          <table:table-cell office:value-type="string">
            <text:p>BESSON FRAN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1       SQUARE RENE CHATEAUBR</text:p>
          </table:table-cell>
          <table:table-cell office:value-type="string">
            <text:p>49070</text:p>
          </table:table-cell>
          <table:table-cell office:value-type="string">
            <text:p>BEAUCOU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10/1979</text:p>
          </table:table-cell>
          <table:table-cell office:value-type="string">
            <text:p>02/10/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GE AFFAI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00010</text:p>
          </table:table-cell>
          <table:table-cell office:value-type="float" office:value="1">
            <text:p>1</text:p>
          </table:table-cell>
          <table:table-cell office:value-type="string">
            <text:p>BILLEROT RICH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GAIGNE</text:p>
          </table:table-cell>
          <table:table-cell office:value-type="string">
            <text:p>49610</text:p>
          </table:table-cell>
          <table:table-cell office:value-type="string">
            <text:p>MURS ERIG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/06/1977</text:p>
          </table:table-cell>
          <table:table-cell office:value-type="string">
            <text:p>08/10/19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GE AFFAI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00905</text:p>
          </table:table-cell>
          <table:table-cell office:value-type="float" office:value="1">
            <text:p>1</text:p>
          </table:table-cell>
          <table:table-cell office:value-type="string">
            <text:p>BIRONNEAU BERN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LES LOGES</text:p>
          </table:table-cell>
          <table:table-cell office:value-type="string">
            <text:p>49190</text:p>
          </table:table-cell>
          <table:table-cell office:value-type="string">
            <text:p>ROCHEFORT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07/1966</text:p>
          </table:table-cell>
          <table:table-cell office:value-type="string">
            <text:p>01/03/19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00091</text:p>
          </table:table-cell>
          <table:table-cell office:value-type="float" office:value="1">
            <text:p>1</text:p>
          </table:table-cell>
          <table:table-cell office:value-type="string">
            <text:p>BLANCHET ANTHON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0       RUE DES FONTAINES</text:p>
          </table:table-cell>
          <table:table-cell office:value-type="string">
            <text:p>49170</text:p>
          </table:table-cell>
          <table:table-cell office:value-type="string">
            <text:p>ST MARTIN DU FOUILLOU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/07/1975</text:p>
          </table:table-cell>
          <table:table-cell office:value-type="string">
            <text:p>03/07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COBLA</text:p>
          </table:table-cell>
          <table:table-cell office:value-type="float" office:value="1">
            <text:p>1</text:p>
          </table:table-cell>
          <table:table-cell office:value-type="string">
            <text:p>BLANVILLAIN CONSTANT</text:p>
          </table:table-cell>
          <table:table-cell office:value-type="string">
            <text:p/>
          </table:table-cell>
          <table:table-cell office:value-type="string">
            <text:p>19 RUE DES EPERVIERS</text:p>
          </table:table-cell>
          <table:table-cell office:value-type="string">
            <text:p/>
          </table:table-cell>
          <table:table-cell office:value-type="string">
            <text:p>49070</text:p>
          </table:table-cell>
          <table:table-cell office:value-type="string">
            <text:p>BEAUCOU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3/08/1999</text:p>
          </table:table-cell>
          <table:table-cell office:value-type="string">
            <text:p>01/09/20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PPRENTI BAC PRO TC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PP</text:p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00041</text:p>
          </table:table-cell>
          <table:table-cell office:value-type="float" office:value="1">
            <text:p>1</text:p>
          </table:table-cell>
          <table:table-cell office:value-type="string">
            <text:p>BLERIOT Thomas</text:p>
          </table:table-cell>
          <table:table-cell office:value-type="string">
            <text:p/>
          </table:table-cell>
          <table:table-cell office:value-type="string">
            <text:p>BATIMENT A-APPARTEMENT 76</text:p>
          </table:table-cell>
          <table:table-cell office:value-type="string">
            <text:p>  41       avenue BESNARDIERE</text:p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7/10/1990</text:p>
          </table:table-cell>
          <table:table-cell office:value-type="string">
            <text:p>13/09/20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00004</text:p>
          </table:table-cell>
          <table:table-cell office:value-type="float" office:value="1">
            <text:p>1</text:p>
          </table:table-cell>
          <table:table-cell office:value-type="string">
            <text:p>BLIN THIER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VILLENEUVE</text:p>
          </table:table-cell>
          <table:table-cell office:value-type="string">
            <text:p>49170</text:p>
          </table:table-cell>
          <table:table-cell office:value-type="string">
            <text:p>ST GEORGES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5/1958</text:p>
          </table:table-cell>
          <table:table-cell office:value-type="string">
            <text:p>28/01/19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PONSABLE D'EQUI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00792</text:p>
          </table:table-cell>
          <table:table-cell office:value-type="float" office:value="1">
            <text:p>1</text:p>
          </table:table-cell>
          <table:table-cell office:value-type="string">
            <text:p>BOUETE LAUR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7       RUE PASTEUR</text:p>
          </table:table-cell>
          <table:table-cell office:value-type="string">
            <text:p>49130</text:p>
          </table:table-cell>
          <table:table-cell office:value-type="string">
            <text:p>LES PONTS DE 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8/08/1974</text:p>
          </table:table-cell>
          <table:table-cell office:value-type="string">
            <text:p>01/05/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00061</text:p>
          </table:table-cell>
          <table:table-cell office:value-type="float" office:value="1">
            <text:p>1</text:p>
          </table:table-cell>
          <table:table-cell office:value-type="string">
            <text:p>BOURREAU FABRICE</text:p>
          </table:table-cell>
          <table:table-cell office:value-type="string">
            <text:p/>
          </table:table-cell>
          <table:table-cell office:value-type="string">
            <text:p>3 RUE HERVE BAZIN</text:p>
          </table:table-cell>
          <table:table-cell office:value-type="string">
            <text:p/>
          </table:table-cell>
          <table:table-cell office:value-type="string">
            <text:p>49070</text:p>
          </table:table-cell>
          <table:table-cell office:value-type="string">
            <text:p>SAIN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9/11/1976</text:p>
          </table:table-cell>
          <table:table-cell office:value-type="string">
            <text:p>11/09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00189</text:p>
          </table:table-cell>
          <table:table-cell office:value-type="float" office:value="1">
            <text:p>1</text:p>
          </table:table-cell>
          <table:table-cell office:value-type="string">
            <text:p>BRANCHEREAU CHRISTOP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3       IMPASSE DES NOISETIER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/10/1975</text:p>
          </table:table-cell>
          <table:table-cell office:value-type="string">
            <text:p>05/12/19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OL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00005</text:p>
          </table:table-cell>
          <table:table-cell office:value-type="float" office:value="0">
            <text:p>0</text:p>
          </table:table-cell>
          <table:table-cell office:value-type="string">
            <text:p>BRIAND BERTR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5       ALLEE DES MERISIERS</text:p>
          </table:table-cell>
          <table:table-cell office:value-type="string">
            <text:p>49080</text:p>
          </table:table-cell>
          <table:table-cell office:value-type="string">
            <text:p>BOUCHEMA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/02/1964</text:p>
          </table:table-cell>
          <table:table-cell office:value-type="string">
            <text:p>04/11/19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AGER UNITE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00310</text:p>
          </table:table-cell>
          <table:table-cell office:value-type="float" office:value="1">
            <text:p>1</text:p>
          </table:table-cell>
          <table:table-cell office:value-type="string">
            <text:p>BRIS JOHANN</text:p>
          </table:table-cell>
          <table:table-cell office:value-type="string">
            <text:p/>
          </table:table-cell>
          <table:table-cell office:value-type="string">
            <text:p>5 RUE JEAN MONNET</text:p>
          </table:table-cell>
          <table:table-cell office:value-type="string">
            <text:p/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5/07/1980</text:p>
          </table:table-cell>
          <table:table-cell office:value-type="string">
            <text:p>03/04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00908</text:p>
          </table:table-cell>
          <table:table-cell office:value-type="float" office:value="1">
            <text:p>1</text:p>
          </table:table-cell>
          <table:table-cell office:value-type="string">
            <text:p>BROSSAS MICH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0       RUE DU GUENEAU</text:p>
          </table:table-cell>
          <table:table-cell office:value-type="string">
            <text:p>49123</text:p>
          </table:table-cell>
          <table:table-cell office:value-type="string">
            <text:p>CHAMPTOCE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/11/1967</text:p>
          </table:table-cell>
          <table:table-cell office:value-type="string">
            <text:p>01/06/19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F D'EQUIPE/PEIN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ARBRU</text:p>
          </table:table-cell>
          <table:table-cell office:value-type="float" office:value="1">
            <text:p>1</text:p>
          </table:table-cell>
          <table:table-cell office:value-type="string">
            <text:p>BRUN ARNAUD</text:p>
          </table:table-cell>
          <table:table-cell office:value-type="string">
            <text:p/>
          </table:table-cell>
          <table:table-cell office:value-type="string">
            <text:p>3 RUE LE GOUZ</text:p>
          </table:table-cell>
          <table:table-cell office:value-type="string">
            <text:p/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/03/1985</text:p>
          </table:table-cell>
          <table:table-cell office:value-type="string">
            <text:p>01/09/20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METHO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00703</text:p>
          </table:table-cell>
          <table:table-cell office:value-type="float" office:value="2">
            <text:p>2</text:p>
          </table:table-cell>
          <table:table-cell office:value-type="string">
            <text:p>BUTEL ERIK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1       RUE DU PRESSOIR</text:p>
          </table:table-cell>
          <table:table-cell office:value-type="string">
            <text:p>49370</text:p>
          </table:table-cell>
          <table:table-cell office:value-type="string">
            <text:p>SAINT CLEMENT DE LA PL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0/1980</text:p>
          </table:table-cell>
          <table:table-cell office:value-type="string">
            <text:p>19/09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ESTIONNA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00488</text:p>
          </table:table-cell>
          <table:table-cell office:value-type="float" office:value="1">
            <text:p>1</text:p>
          </table:table-cell>
          <table:table-cell office:value-type="string">
            <text:p>BUTTLER NICOL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4       RUE DES VIGNES</text:p>
          </table:table-cell>
          <table:table-cell office:value-type="string">
            <text:p>49080</text:p>
          </table:table-cell>
          <table:table-cell office:value-type="string">
            <text:p>BOUCHEMA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1/03/1978</text:p>
          </table:table-cell>
          <table:table-cell office:value-type="string">
            <text:p>01/09/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00718</text:p>
          </table:table-cell>
          <table:table-cell office:value-type="float" office:value="1">
            <text:p>1</text:p>
          </table:table-cell>
          <table:table-cell office:value-type="string">
            <text:p>CAILLAUD GAETAN</text:p>
          </table:table-cell>
          <table:table-cell office:value-type="string">
            <text:p/>
          </table:table-cell>
          <table:table-cell office:value-type="string">
            <text:p>43  A RUE ABEL BOUTIN DESVIGNES</text:p>
          </table:table-cell>
          <table:table-cell office:value-type="string">
            <text:p/>
          </table:table-cell>
          <table:table-cell office:value-type="string">
            <text:p>49130</text:p>
          </table:table-cell>
          <table:table-cell office:value-type="string">
            <text:p>LES PONTS DE 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4/01/1989</text:p>
          </table:table-cell>
          <table:table-cell office:value-type="string">
            <text:p>01/04/2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MAINTEN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00424</text:p>
          </table:table-cell>
          <table:table-cell office:value-type="float" office:value="1">
            <text:p>1</text:p>
          </table:table-cell>
          <table:table-cell office:value-type="string">
            <text:p>CESBRON DOMINIQ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la doigte</text:p>
          </table:table-cell>
          <table:table-cell office:value-type="string">
            <text:p>49070</text:p>
          </table:table-cell>
          <table:table-cell office:value-type="string">
            <text:p>SAINT JEAN DE LINI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/02/1970</text:p>
          </table:table-cell>
          <table:table-cell office:value-type="string">
            <text:p>02/11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RECTEUR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00187</text:p>
          </table:table-cell>
          <table:table-cell office:value-type="float" office:value="1">
            <text:p>1</text:p>
          </table:table-cell>
          <table:table-cell office:value-type="string">
            <text:p>CHARTIER MICH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LES AIREAUX</text:p>
          </table:table-cell>
          <table:table-cell office:value-type="string">
            <text:p>49170</text:p>
          </table:table-cell>
          <table:table-cell office:value-type="string">
            <text:p>ST LEGER DES B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5/1968</text:p>
          </table:table-cell>
          <table:table-cell office:value-type="string">
            <text:p>01/01/19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IS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00442</text:p>
          </table:table-cell>
          <table:table-cell office:value-type="float" office:value="1">
            <text:p>1</text:p>
          </table:table-cell>
          <table:table-cell office:value-type="string">
            <text:p>CHATOKHINE Gr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3       La GREE de l'ORMEAU</text:p>
          </table:table-cell>
          <table:table-cell office:value-type="string">
            <text:p>49770</text:p>
          </table:table-cell>
          <table:table-cell office:value-type="string">
            <text:p>LE PLESSIS M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10/1959</text:p>
          </table:table-cell>
          <table:table-cell office:value-type="string">
            <text:p>01/06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INTRE LIQUI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00713</text:p>
          </table:table-cell>
          <table:table-cell office:value-type="float" office:value="2">
            <text:p>2</text:p>
          </table:table-cell>
          <table:table-cell office:value-type="string">
            <text:p>CHAUSSEE MICKAE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8       AVENUE DES PROMENIERS</text:p>
          </table:table-cell>
          <table:table-cell office:value-type="string">
            <text:p>49070</text:p>
          </table:table-cell>
          <table:table-cell office:value-type="string">
            <text:p>BEAUCOU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2/04/1970</text:p>
          </table:table-cell>
          <table:table-cell office:value-type="string">
            <text:p>07/07/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SISTANTE COMMERCIA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00087</text:p>
          </table:table-cell>
          <table:table-cell office:value-type="float" office:value="1">
            <text:p>1</text:p>
          </table:table-cell>
          <table:table-cell office:value-type="string">
            <text:p>CHAUSSON ARNAUD</text:p>
          </table:table-cell>
          <table:table-cell office:value-type="string">
            <text:p/>
          </table:table-cell>
          <table:table-cell office:value-type="string">
            <text:p>55 Avenue de l' EUROPE</text:p>
          </table:table-cell>
          <table:table-cell office:value-type="string">
            <text:p>           BAT A</text:p>
          </table:table-cell>
          <table:table-cell office:value-type="string">
            <text:p>49130</text:p>
          </table:table-cell>
          <table:table-cell office:value-type="string">
            <text:p>LES PONTS DE 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7/04/1979</text:p>
          </table:table-cell>
          <table:table-cell office:value-type="string">
            <text:p>29/08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OLEUR QUALITE PEIN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LACHE</text:p>
          </table:table-cell>
          <table:table-cell office:value-type="float" office:value="1">
            <text:p>1</text:p>
          </table:table-cell>
          <table:table-cell office:value-type="string">
            <text:p>CHESNEAU LAURENT</text:p>
          </table:table-cell>
          <table:table-cell office:value-type="string">
            <text:p/>
          </table:table-cell>
          <table:table-cell office:value-type="string">
            <text:p>25 RUE CHARLES DE GAULLES</text:p>
          </table:table-cell>
          <table:table-cell office:value-type="string">
            <text:p/>
          </table:table-cell>
          <table:table-cell office:value-type="string">
            <text:p>49770</text:p>
          </table:table-cell>
          <table:table-cell office:value-type="string">
            <text:p>LA MEMBROLLE SUR LONGUENE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/12/1963</text:p>
          </table:table-cell>
          <table:table-cell office:value-type="string">
            <text:p>19/01/2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RECTEUR COMMERC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00077</text:p>
          </table:table-cell>
          <table:table-cell office:value-type="float" office:value="1">
            <text:p>1</text:p>
          </table:table-cell>
          <table:table-cell office:value-type="string">
            <text:p>CHOLET AURELI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8       RUE DE L'HERMITAGE</text:p>
          </table:table-cell>
          <table:table-cell office:value-type="string">
            <text:p>49370</text:p>
          </table:table-cell>
          <table:table-cell office:value-type="string">
            <text:p>BECON LES GRANI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10/1995</text:p>
          </table:table-cell>
          <table:table-cell office:value-type="string">
            <text:p>02/09/2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PPRENTISSAGE BTS MAINTEN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PP</text:p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00257</text:p>
          </table:table-cell>
          <table:table-cell office:value-type="float" office:value="2">
            <text:p>2</text:p>
          </table:table-cell>
          <table:table-cell office:value-type="string">
            <text:p>CLAVEREAU GAE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6       RESIDENCE MONTESQUIEU</text:p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6/09/1971</text:p>
          </table:table-cell>
          <table:table-cell office:value-type="string">
            <text:p>25/09/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AGER RH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00185</text:p>
          </table:table-cell>
          <table:table-cell office:value-type="float" office:value="1">
            <text:p>1</text:p>
          </table:table-cell>
          <table:table-cell office:value-type="string">
            <text:p>CLEMENCEAU RODOLP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VILLE CHIEN</text:p>
          </table:table-cell>
          <table:table-cell office:value-type="string">
            <text:p>53200</text:p>
          </table:table-cell>
          <table:table-cell office:value-type="string">
            <text:p>ST AIGNAN DE GENN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8/04/1971</text:p>
          </table:table-cell>
          <table:table-cell office:value-type="string">
            <text:p>13/03/19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AGER EXPLOIT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00007</text:p>
          </table:table-cell>
          <table:table-cell office:value-type="float" office:value="0">
            <text:p>0</text:p>
          </table:table-cell>
          <table:table-cell office:value-type="string">
            <text:p>CLEMENT ALA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7       CHEMIN DE L'AIGLERIE</text:p>
          </table:table-cell>
          <table:table-cell office:value-type="string">
            <text:p>49170</text:p>
          </table:table-cell>
          <table:table-cell office:value-type="string">
            <text:p>SAVENNI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/11/1964</text:p>
          </table:table-cell>
          <table:table-cell office:value-type="string">
            <text:p>01/04/19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PONSABLE D EQUI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00008</text:p>
          </table:table-cell>
          <table:table-cell office:value-type="float" office:value="1">
            <text:p>1</text:p>
          </table:table-cell>
          <table:table-cell office:value-type="string">
            <text:p>CLEMENT BRU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7       RUE DU PUIT GAUTHIER</text:p>
          </table:table-cell>
          <table:table-cell office:value-type="string">
            <text:p>49170</text:p>
          </table:table-cell>
          <table:table-cell office:value-type="string">
            <text:p>SAVENNI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6/09/1962</text:p>
          </table:table-cell>
          <table:table-cell office:value-type="string">
            <text:p>01/07/19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D'ATEL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00009</text:p>
          </table:table-cell>
          <table:table-cell office:value-type="float" office:value="1">
            <text:p>1</text:p>
          </table:table-cell>
          <table:table-cell office:value-type="string">
            <text:p>CLEMENT GIL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2       RUE DU BOIS D'ANGERS</text:p>
          </table:table-cell>
          <table:table-cell office:value-type="string">
            <text:p>49170</text:p>
          </table:table-cell>
          <table:table-cell office:value-type="string">
            <text:p>SAVENNI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/01/1968</text:p>
          </table:table-cell>
          <table:table-cell office:value-type="string">
            <text:p>01/09/19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ILOTE ILOT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00772</text:p>
          </table:table-cell>
          <table:table-cell office:value-type="float" office:value="1">
            <text:p>1</text:p>
          </table:table-cell>
          <table:table-cell office:value-type="string">
            <text:p>CLOUET JEAN-FRANC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48       AVENUE GUSTAVE CAILLE</text:p>
          </table:table-cell>
          <table:table-cell office:value-type="string">
            <text:p>49240</text:p>
          </table:table-cell>
          <table:table-cell office:value-type="string">
            <text:p>AVR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/01/1969</text:p>
          </table:table-cell>
          <table:table-cell office:value-type="string">
            <text:p>02/11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00089</text:p>
          </table:table-cell>
          <table:table-cell office:value-type="float" office:value="1">
            <text:p>1</text:p>
          </table:table-cell>
          <table:table-cell office:value-type="string">
            <text:p>COCHELIN YANN</text:p>
          </table:table-cell>
          <table:table-cell office:value-type="string">
            <text:p/>
          </table:table-cell>
          <table:table-cell office:value-type="string">
            <text:p>16 AVENUE DE LA GRANDE CHAUSSEE</text:p>
          </table:table-cell>
          <table:table-cell office:value-type="string">
            <text:p/>
          </table:table-cell>
          <table:table-cell office:value-type="string">
            <text:p>49370</text:p>
          </table:table-cell>
          <table:table-cell office:value-type="string">
            <text:p>BECON LES GRANI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/01/1971</text:p>
          </table:table-cell>
          <table:table-cell office:value-type="string">
            <text:p>16/09/19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00039</text:p>
          </table:table-cell>
          <table:table-cell office:value-type="float" office:value="1">
            <text:p>1</text:p>
          </table:table-cell>
          <table:table-cell office:value-type="string">
            <text:p>COHERGNE JEROM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6       RUE DU PRE VALAU</text:p>
          </table:table-cell>
          <table:table-cell office:value-type="string">
            <text:p>49220</text:p>
          </table:table-cell>
          <table:table-cell office:value-type="string">
            <text:p>GREZ NEUV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5/12/1973</text:p>
          </table:table-cell>
          <table:table-cell office:value-type="string">
            <text:p>10/01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GE AFFAI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00050</text:p>
          </table:table-cell>
          <table:table-cell office:value-type="float" office:value="1">
            <text:p>1</text:p>
          </table:table-cell>
          <table:table-cell office:value-type="string">
            <text:p>COMMUNAL THIER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4       RUE DE ST GERMAIN</text:p>
          </table:table-cell>
          <table:table-cell office:value-type="string">
            <text:p>49170</text:p>
          </table:table-cell>
          <table:table-cell office:value-type="string">
            <text:p>ST AUGUSTIN DES B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/03/1967</text:p>
          </table:table-cell>
          <table:table-cell office:value-type="string">
            <text:p>05/06/19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00006</text:p>
          </table:table-cell>
          <table:table-cell office:value-type="float" office:value="0">
            <text:p>0</text:p>
          </table:table-cell>
          <table:table-cell office:value-type="string">
            <text:p>CORDIER BASTI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0       RUE CHATEAUGONTIER</text:p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4/05/1989</text:p>
          </table:table-cell>
          <table:table-cell office:value-type="string">
            <text:p>29/03/20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METHO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00068</text:p>
          </table:table-cell>
          <table:table-cell office:value-type="float" office:value="1">
            <text:p>1</text:p>
          </table:table-cell>
          <table:table-cell office:value-type="string">
            <text:p>CORDIER PAS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7       RUE DES ORMEAUX</text:p>
          </table:table-cell>
          <table:table-cell office:value-type="string">
            <text:p>49070</text:p>
          </table:table-cell>
          <table:table-cell office:value-type="string">
            <text:p>ST JEAN DE LINI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04/1970</text:p>
          </table:table-cell>
          <table:table-cell office:value-type="string">
            <text:p>03/12/19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/LEA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00012</text:p>
          </table:table-cell>
          <table:table-cell office:value-type="float" office:value="1">
            <text:p>1</text:p>
          </table:table-cell>
          <table:table-cell office:value-type="string">
            <text:p>CORDIER PHILIP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3       CHEMIN DAUVERT</text:p>
          </table:table-cell>
          <table:table-cell office:value-type="string">
            <text:p>49170</text:p>
          </table:table-cell>
          <table:table-cell office:value-type="string">
            <text:p>ST LEGER DES B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/01/1967</text:p>
          </table:table-cell>
          <table:table-cell office:value-type="string">
            <text:p>01/08/19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00437</text:p>
          </table:table-cell>
          <table:table-cell office:value-type="float" office:value="1">
            <text:p>1</text:p>
          </table:table-cell>
          <table:table-cell office:value-type="string">
            <text:p>COURBET KEVIN</text:p>
          </table:table-cell>
          <table:table-cell office:value-type="string">
            <text:p/>
          </table:table-cell>
          <table:table-cell office:value-type="string">
            <text:p>5 RUE DU HALLAY</text:p>
          </table:table-cell>
          <table:table-cell office:value-type="string">
            <text:p/>
          </table:table-cell>
          <table:table-cell office:value-type="string">
            <text:p>49170</text:p>
          </table:table-cell>
          <table:table-cell office:value-type="string">
            <text:p>SAVENNI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/07/1988</text:p>
          </table:table-cell>
          <table:table-cell office:value-type="string">
            <text:p>01/12/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00923</text:p>
          </table:table-cell>
          <table:table-cell office:value-type="float" office:value="1">
            <text:p>1</text:p>
          </table:table-cell>
          <table:table-cell office:value-type="string">
            <text:p>CRUAUD PATRI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6       RUE DE LA POUEZE</text:p>
          </table:table-cell>
          <table:table-cell office:value-type="string">
            <text:p>49370</text:p>
          </table:table-cell>
          <table:table-cell office:value-type="string">
            <text:p>ST CLEMENT DE LA PL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4/07/1959</text:p>
          </table:table-cell>
          <table:table-cell office:value-type="string">
            <text:p>05/08/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BALL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00925</text:p>
          </table:table-cell>
          <table:table-cell office:value-type="float" office:value="1">
            <text:p>1</text:p>
          </table:table-cell>
          <table:table-cell office:value-type="string">
            <text:p>DABE Bern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4       Bd JACQUES PORTET</text:p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/06/1977</text:p>
          </table:table-cell>
          <table:table-cell office:value-type="string">
            <text:p>07/02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METHO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00449</text:p>
          </table:table-cell>
          <table:table-cell office:value-type="float" office:value="2">
            <text:p>2</text:p>
          </table:table-cell>
          <table:table-cell office:value-type="string">
            <text:p>DEMESLAY MAGA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4       RUE DU GRAND PRE</text:p>
          </table:table-cell>
          <table:table-cell office:value-type="string">
            <text:p>49070</text:p>
          </table:table-cell>
          <table:table-cell office:value-type="string">
            <text:p>SAIN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04/1973</text:p>
          </table:table-cell>
          <table:table-cell office:value-type="string">
            <text:p>03/01/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ESTIONNA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00637</text:p>
          </table:table-cell>
          <table:table-cell office:value-type="float" office:value="1">
            <text:p>1</text:p>
          </table:table-cell>
          <table:table-cell office:value-type="string">
            <text:p>DESGRANGES EMMANU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6       RUE DES CHARMILLES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6/02/1972</text:p>
          </table:table-cell>
          <table:table-cell office:value-type="string">
            <text:p>22/04/2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MADIA</text:p>
          </table:table-cell>
          <table:table-cell office:value-type="float" office:value="1">
            <text:p>1</text:p>
          </table:table-cell>
          <table:table-cell office:value-type="string">
            <text:p>DIATTA MAMADOU</text:p>
          </table:table-cell>
          <table:table-cell office:value-type="string">
            <text:p/>
          </table:table-cell>
          <table:table-cell office:value-type="string">
            <text:p>42 Rue SAINT MAURILLE</text:p>
          </table:table-cell>
          <table:table-cell office:value-type="string">
            <text:p/>
          </table:table-cell>
          <table:table-cell office:value-type="string">
            <text:p>49290</text:p>
          </table:table-cell>
          <table:table-cell office:value-type="string">
            <text:p>CHALONNES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7/03/1993</text:p>
          </table:table-cell>
          <table:table-cell office:value-type="string">
            <text:p>15/09/20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PPRENTI BTS CRC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PP</text:p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00263</text:p>
          </table:table-cell>
          <table:table-cell office:value-type="float" office:value="1">
            <text:p>1</text:p>
          </table:table-cell>
          <table:table-cell office:value-type="string">
            <text:p>DOUET PAS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0       Rue Walter PYRON</text:p>
          </table:table-cell>
          <table:table-cell office:value-type="string">
            <text:p>49170</text:p>
          </table:table-cell>
          <table:table-cell office:value-type="string">
            <text:p>SAINT MARTIN DU FOUILLOU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/09/1976</text:p>
          </table:table-cell>
          <table:table-cell office:value-type="string">
            <text:p>15/01/19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TALL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00256</text:p>
          </table:table-cell>
          <table:table-cell office:value-type="float" office:value="1">
            <text:p>1</text:p>
          </table:table-cell>
          <table:table-cell office:value-type="string">
            <text:p>DROYER DAVID</text:p>
          </table:table-cell>
          <table:table-cell office:value-type="string">
            <text:p/>
          </table:table-cell>
          <table:table-cell office:value-type="string">
            <text:p>LOT LES PETITS BOIS GAS</text:p>
          </table:table-cell>
          <table:table-cell office:value-type="string">
            <text:p>   4       RUE DES ORANGERS</text:p>
          </table:table-cell>
          <table:table-cell office:value-type="string">
            <text:p>49620</text:p>
          </table:table-cell>
          <table:table-cell office:value-type="string">
            <text:p>LA POMMERAY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8/06/1975</text:p>
          </table:table-cell>
          <table:table-cell office:value-type="string">
            <text:p>04/10/19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00404</text:p>
          </table:table-cell>
          <table:table-cell office:value-type="float" office:value="2">
            <text:p>2</text:p>
          </table:table-cell>
          <table:table-cell office:value-type="string">
            <text:p>DUFAURET SOPH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3       RUE DUBOYS D'ANGERS</text:p>
          </table:table-cell>
          <table:table-cell office:value-type="string">
            <text:p>49170</text:p>
          </table:table-cell>
          <table:table-cell office:value-type="string">
            <text:p>SAVENNI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3/1967</text:p>
          </table:table-cell>
          <table:table-cell office:value-type="string">
            <text:p>22/10/2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SISTANTE R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00446</text:p>
          </table:table-cell>
          <table:table-cell office:value-type="float" office:value="1">
            <text:p>1</text:p>
          </table:table-cell>
          <table:table-cell office:value-type="string">
            <text:p>DUMANGE JULI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2       RUE DE LA BORDERIE</text:p>
          </table:table-cell>
          <table:table-cell office:value-type="string">
            <text:p>49770</text:p>
          </table:table-cell>
          <table:table-cell office:value-type="string">
            <text:p>LA MEMBROLLE SUR LONGUENE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/10/1982</text:p>
          </table:table-cell>
          <table:table-cell office:value-type="string">
            <text:p>03/01/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ILOTE ILOT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00413</text:p>
          </table:table-cell>
          <table:table-cell office:value-type="float" office:value="1">
            <text:p>1</text:p>
          </table:table-cell>
          <table:table-cell office:value-type="string">
            <text:p>DURAND NICOL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3       Rue VOLLANT</text:p>
          </table:table-cell>
          <table:table-cell office:value-type="string">
            <text:p>49800</text:p>
          </table:table-cell>
          <table:table-cell office:value-type="string">
            <text:p>TRELA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3/06/1976</text:p>
          </table:table-cell>
          <table:table-cell office:value-type="string">
            <text:p>01/12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ETUDES ET IND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00463</text:p>
          </table:table-cell>
          <table:table-cell office:value-type="float" office:value="1">
            <text:p>1</text:p>
          </table:table-cell>
          <table:table-cell office:value-type="string">
            <text:p>FRAUX ALEXAND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3       Boulevard de l'OCEAN</text:p>
          </table:table-cell>
          <table:table-cell office:value-type="string">
            <text:p>44380</text:p>
          </table:table-cell>
          <table:table-cell office:value-type="string">
            <text:p>PORNICH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/04/1992</text:p>
          </table:table-cell>
          <table:table-cell office:value-type="string">
            <text:p>01/10/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PPRENTI INGENI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PP</text:p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00221</text:p>
          </table:table-cell>
          <table:table-cell office:value-type="float" office:value="1">
            <text:p>1</text:p>
          </table:table-cell>
          <table:table-cell office:value-type="string">
            <text:p>FREMY ADRI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7       RUE DU STADE</text:p>
          </table:table-cell>
          <table:table-cell office:value-type="string">
            <text:p>49440</text:p>
          </table:table-cell>
          <table:table-cell office:value-type="string">
            <text:p>LA CORNUA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/10/1988</text:p>
          </table:table-cell>
          <table:table-cell office:value-type="string">
            <text:p>16/07/2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00044</text:p>
          </table:table-cell>
          <table:table-cell office:value-type="float" office:value="1">
            <text:p>1</text:p>
          </table:table-cell>
          <table:table-cell office:value-type="string">
            <text:p>FRESNEAU ER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1       RUE DE LA PICOTIERE</text:p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07/1969</text:p>
          </table:table-cell>
          <table:table-cell office:value-type="string">
            <text:p>12/03/19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ILOTE ILOT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00076</text:p>
          </table:table-cell>
          <table:table-cell office:value-type="float" office:value="1">
            <text:p>1</text:p>
          </table:table-cell>
          <table:table-cell office:value-type="string">
            <text:p>GAIGEARD CHRISTOP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8       RUE DU CLOS DES VIGNE</text:p>
          </table:table-cell>
          <table:table-cell office:value-type="string">
            <text:p>49370</text:p>
          </table:table-cell>
          <table:table-cell office:value-type="string">
            <text:p>SAINT CLEMENT DE LA PL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/05/1977</text:p>
          </table:table-cell>
          <table:table-cell office:value-type="string">
            <text:p>11/09/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00697</text:p>
          </table:table-cell>
          <table:table-cell office:value-type="float" office:value="1">
            <text:p>1</text:p>
          </table:table-cell>
          <table:table-cell office:value-type="string">
            <text:p>GAUTEUL PHILIP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4       RUE GODET</text:p>
          </table:table-cell>
          <table:table-cell office:value-type="string">
            <text:p>49620</text:p>
          </table:table-cell>
          <table:table-cell office:value-type="string">
            <text:p>LA POMMERAY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2/08/1964</text:p>
          </table:table-cell>
          <table:table-cell office:value-type="string">
            <text:p>03/01/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GASIN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00631</text:p>
          </table:table-cell>
          <table:table-cell office:value-type="float" office:value="1">
            <text:p>1</text:p>
          </table:table-cell>
          <table:table-cell office:value-type="string">
            <text:p>GEDOUIN ARNAU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119       RUE DU COMMERCE</text:p>
          </table:table-cell>
          <table:table-cell office:value-type="string">
            <text:p>49220</text:p>
          </table:table-cell>
          <table:table-cell office:value-type="string">
            <text:p>VERN D ANJO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01/1981</text:p>
          </table:table-cell>
          <table:table-cell office:value-type="string">
            <text:p>06/01/2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00610</text:p>
          </table:table-cell>
          <table:table-cell office:value-type="float" office:value="2">
            <text:p>2</text:p>
          </table:table-cell>
          <table:table-cell office:value-type="string">
            <text:p>GELINEAU FABIEN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6       RUE SAVARY</text:p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8/05/1987</text:p>
          </table:table-cell>
          <table:table-cell office:value-type="string">
            <text:p>01/04/2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FFEUR - LIVR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00910</text:p>
          </table:table-cell>
          <table:table-cell office:value-type="float" office:value="1">
            <text:p>1</text:p>
          </table:table-cell>
          <table:table-cell office:value-type="string">
            <text:p>GEMIN DID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2       CHEMIN PANLALOUP</text:p>
          </table:table-cell>
          <table:table-cell office:value-type="string">
            <text:p>49140</text:p>
          </table:table-cell>
          <table:table-cell office:value-type="string">
            <text:p>COR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3/05/1958</text:p>
          </table:table-cell>
          <table:table-cell office:value-type="string">
            <text:p>01/03/19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BAVUR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00015</text:p>
          </table:table-cell>
          <table:table-cell office:value-type="float" office:value="0">
            <text:p>0</text:p>
          </table:table-cell>
          <table:table-cell office:value-type="string">
            <text:p>GOITTE DID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131       ROUTE DE SARRIGNE</text:p>
          </table:table-cell>
          <table:table-cell office:value-type="string">
            <text:p>49630</text:p>
          </table:table-cell>
          <table:table-cell office:value-type="string">
            <text:p>COR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2/1959</text:p>
          </table:table-cell>
          <table:table-cell office:value-type="string">
            <text:p>10/01/19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F D EQUI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00047</text:p>
          </table:table-cell>
          <table:table-cell office:value-type="float" office:value="1">
            <text:p>1</text:p>
          </table:table-cell>
          <table:table-cell office:value-type="string">
            <text:p>GOITTE FREDD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4       BIS RUE RAVENEL</text:p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06/1984</text:p>
          </table:table-cell>
          <table:table-cell office:value-type="string">
            <text:p>03/01/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00121</text:p>
          </table:table-cell>
          <table:table-cell office:value-type="float" office:value="1">
            <text:p>1</text:p>
          </table:table-cell>
          <table:table-cell office:value-type="string">
            <text:p>GREFFIER JEROM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9       RUE DU VERGER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9/11/1969</text:p>
          </table:table-cell>
          <table:table-cell office:value-type="string">
            <text:p>17/08/19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O COMMERC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00411</text:p>
          </table:table-cell>
          <table:table-cell office:value-type="float" office:value="1">
            <text:p>1</text:p>
          </table:table-cell>
          <table:table-cell office:value-type="string">
            <text:p>GRIMAL SEBASTI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5       D Rue de BRETAGNE</text:p>
          </table:table-cell>
          <table:table-cell office:value-type="string">
            <text:p>49770</text:p>
          </table:table-cell>
          <table:table-cell office:value-type="string">
            <text:p>LE PLESSIS M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3/03/1980</text:p>
          </table:table-cell>
          <table:table-cell office:value-type="string">
            <text:p>04/09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00708</text:p>
          </table:table-cell>
          <table:table-cell office:value-type="float" office:value="1">
            <text:p>1</text:p>
          </table:table-cell>
          <table:table-cell office:value-type="string">
            <text:p>GUCCIARDO THIER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4       rue des FAUVETTES</text:p>
          </table:table-cell>
          <table:table-cell office:value-type="string">
            <text:p>49370</text:p>
          </table:table-cell>
          <table:table-cell office:value-type="string">
            <text:p>LA POUE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3/06/1980</text:p>
          </table:table-cell>
          <table:table-cell office:value-type="string">
            <text:p>05/09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OL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00506</text:p>
          </table:table-cell>
          <table:table-cell office:value-type="float" office:value="1">
            <text:p>1</text:p>
          </table:table-cell>
          <table:table-cell office:value-type="string">
            <text:p>GUERIN STEPHA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6       ALLEE DU FIEF EGARE</text:p>
          </table:table-cell>
          <table:table-cell office:value-type="string">
            <text:p>49123</text:p>
          </table:table-cell>
          <table:table-cell office:value-type="string">
            <text:p>INGRANDES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2/04/1975</text:p>
          </table:table-cell>
          <table:table-cell office:value-type="string">
            <text:p>05/11/2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 - INTEGRA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00096</text:p>
          </table:table-cell>
          <table:table-cell office:value-type="float" office:value="2">
            <text:p>2</text:p>
          </table:table-cell>
          <table:table-cell office:value-type="string">
            <text:p>GUIGANOU KAT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1       RUE DE LA PATERNELLE</text:p>
          </table:table-cell>
          <table:table-cell office:value-type="string">
            <text:p>49123</text:p>
          </table:table-cell>
          <table:table-cell office:value-type="string">
            <text:p>CHAMPTOCE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7/04/1969</text:p>
          </table:table-cell>
          <table:table-cell office:value-type="string">
            <text:p>01/10/19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ESTIONNA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00461</text:p>
          </table:table-cell>
          <table:table-cell office:value-type="float" office:value="1">
            <text:p>1</text:p>
          </table:table-cell>
          <table:table-cell office:value-type="string">
            <text:p>GUIGNARD NICOL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3       CHEMIN DES PRES</text:p>
          </table:table-cell>
          <table:table-cell office:value-type="string">
            <text:p>49800</text:p>
          </table:table-cell>
          <table:table-cell office:value-type="string">
            <text:p>LA BOHA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/04/1977</text:p>
          </table:table-cell>
          <table:table-cell office:value-type="string">
            <text:p>20/08/2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/REGL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00492</text:p>
          </table:table-cell>
          <table:table-cell office:value-type="float" office:value="1">
            <text:p>1</text:p>
          </table:table-cell>
          <table:table-cell office:value-type="string">
            <text:p>GUILLET EMMANUEL</text:p>
          </table:table-cell>
          <table:table-cell office:value-type="string">
            <text:p/>
          </table:table-cell>
          <table:table-cell office:value-type="string">
            <text:p>1, LOTISSEMENT DU ROQUET</text:p>
          </table:table-cell>
          <table:table-cell office:value-type="string">
            <text:p/>
          </table:table-cell>
          <table:table-cell office:value-type="string">
            <text:p>49330</text:p>
          </table:table-cell>
          <table:table-cell office:value-type="string">
            <text:p>QUER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/03/1982</text:p>
          </table:table-cell>
          <table:table-cell office:value-type="string">
            <text:p>25/09/2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UDEUR PAR PO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00926</text:p>
          </table:table-cell>
          <table:table-cell office:value-type="float" office:value="1">
            <text:p>1</text:p>
          </table:table-cell>
          <table:table-cell office:value-type="string">
            <text:p>HAVIN VIVIEN</text:p>
          </table:table-cell>
          <table:table-cell office:value-type="string">
            <text:p/>
          </table:table-cell>
          <table:table-cell office:value-type="string">
            <text:p>17 place Grgoire Bordillon</text:p>
          </table:table-cell>
          <table:table-cell office:value-type="string">
            <text:p/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/04/1987</text:p>
          </table:table-cell>
          <table:table-cell office:value-type="string">
            <text:p>18/08/20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PONSABLE QUALITE PRODUIT PROC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00222</text:p>
          </table:table-cell>
          <table:table-cell office:value-type="float" office:value="1">
            <text:p>1</text:p>
          </table:table-cell>
          <table:table-cell office:value-type="string">
            <text:p>HEINRY ANTHONY</text:p>
          </table:table-cell>
          <table:table-cell office:value-type="string">
            <text:p/>
          </table:table-cell>
          <table:table-cell office:value-type="string">
            <text:p>3 ROUTE DE BRAIN</text:p>
          </table:table-cell>
          <table:table-cell office:value-type="string">
            <text:p/>
          </table:table-cell>
          <table:table-cell office:value-type="string">
            <text:p>49770</text:p>
          </table:table-cell>
          <table:table-cell office:value-type="string">
            <text:p>LA MEMBROLLE SUR LONGUENE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/12/1986</text:p>
          </table:table-cell>
          <table:table-cell office:value-type="string">
            <text:p>20/01/20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 / REGLEUR SUR C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00465</text:p>
          </table:table-cell>
          <table:table-cell office:value-type="float" office:value="1">
            <text:p>1</text:p>
          </table:table-cell>
          <table:table-cell office:value-type="string">
            <text:p>HETAULT BRU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57       Rue de JUIGNE</text:p>
          </table:table-cell>
          <table:table-cell office:value-type="string">
            <text:p>49460</text:p>
          </table:table-cell>
          <table:table-cell office:value-type="string">
            <text:p>FENE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1/04/1966</text:p>
          </table:table-cell>
          <table:table-cell office:value-type="string">
            <text:p>18/07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REGLEUR CU / CP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00088</text:p>
          </table:table-cell>
          <table:table-cell office:value-type="float" office:value="1">
            <text:p>1</text:p>
          </table:table-cell>
          <table:table-cell office:value-type="string">
            <text:p>HUCHET PAS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2       RUE DU PALERON</text:p>
          </table:table-cell>
          <table:table-cell office:value-type="string">
            <text:p>49170</text:p>
          </table:table-cell>
          <table:table-cell office:value-type="string">
            <text:p>ST MARTIN DU FOUILLOU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4/12/1968</text:p>
          </table:table-cell>
          <table:table-cell office:value-type="string">
            <text:p>16/09/19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AGER UNITE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00253</text:p>
          </table:table-cell>
          <table:table-cell office:value-type="float" office:value="1">
            <text:p>1</text:p>
          </table:table-cell>
          <table:table-cell office:value-type="string">
            <text:p>JAUMOTTE MICHA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6       RUE DU CLOS DES VIGNE</text:p>
          </table:table-cell>
          <table:table-cell office:value-type="string">
            <text:p>49370</text:p>
          </table:table-cell>
          <table:table-cell office:value-type="string">
            <text:p>ST CLEMENT DE LA PL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/07/1974</text:p>
          </table:table-cell>
          <table:table-cell office:value-type="string">
            <text:p>01/10/19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OL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00775</text:p>
          </table:table-cell>
          <table:table-cell office:value-type="float" office:value="1">
            <text:p>1</text:p>
          </table:table-cell>
          <table:table-cell office:value-type="string">
            <text:p>JEFFRARD JEAN CLAUDE</text:p>
          </table:table-cell>
          <table:table-cell office:value-type="string">
            <text:p/>
          </table:table-cell>
          <table:table-cell office:value-type="string">
            <text:p>5 RUE MICHEL FOURRE CORMERAY</text:p>
          </table:table-cell>
          <table:table-cell office:value-type="string">
            <text:p/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09/1961</text:p>
          </table:table-cell>
          <table:table-cell office:value-type="string">
            <text:p>08/10/2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INTRE POUD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00510</text:p>
          </table:table-cell>
          <table:table-cell office:value-type="float" office:value="1">
            <text:p>1</text:p>
          </table:table-cell>
          <table:table-cell office:value-type="string">
            <text:p>JELAIEL ABDELLAT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5       IMPASSE DES FRESNES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6/06/1970</text:p>
          </table:table-cell>
          <table:table-cell office:value-type="string">
            <text:p>04/03/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GASIN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00639</text:p>
          </table:table-cell>
          <table:table-cell office:value-type="float" office:value="1">
            <text:p>1</text:p>
          </table:table-cell>
          <table:table-cell office:value-type="string">
            <text:p>JONCHERAY TON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70       A RUE DES ARTILLEURS</text:p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12/1974</text:p>
          </table:table-cell>
          <table:table-cell office:value-type="string">
            <text:p>14/01/2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00654</text:p>
          </table:table-cell>
          <table:table-cell office:value-type="float" office:value="1">
            <text:p>1</text:p>
          </table:table-cell>
          <table:table-cell office:value-type="string">
            <text:p>JUDEAUX AND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8       Rue Jean ROSTAND</text:p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/02/1979</text:p>
          </table:table-cell>
          <table:table-cell office:value-type="string">
            <text:p>05/07/2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GE AFFAI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00110</text:p>
          </table:table-cell>
          <table:table-cell office:value-type="float" office:value="1">
            <text:p>1</text:p>
          </table:table-cell>
          <table:table-cell office:value-type="string">
            <text:p>KABEZA RO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Lieu Dit PORT BITOU</text:p>
          </table:table-cell>
          <table:table-cell office:value-type="string">
            <text:p>49610</text:p>
          </table:table-cell>
          <table:table-cell office:value-type="string">
            <text:p>MOZE SUR LOU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/01/1959</text:p>
          </table:table-cell>
          <table:table-cell office:value-type="string">
            <text:p>05/05/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PEIN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00791</text:p>
          </table:table-cell>
          <table:table-cell office:value-type="float" office:value="1">
            <text:p>1</text:p>
          </table:table-cell>
          <table:table-cell office:value-type="string">
            <text:p>KHOUMSI MOHAM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9       CHEMIN DU MESNIL</text:p>
          </table:table-cell>
          <table:table-cell office:value-type="string">
            <text:p>49370</text:p>
          </table:table-cell>
          <table:table-cell office:value-type="string">
            <text:p>SAINT CLEMENT DE LA PL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02/1973</text:p>
          </table:table-cell>
          <table:table-cell office:value-type="string">
            <text:p>03/01/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PEIN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00018</text:p>
          </table:table-cell>
          <table:table-cell office:value-type="float" office:value="1">
            <text:p>1</text:p>
          </table:table-cell>
          <table:table-cell office:value-type="string">
            <text:p>LANDEAU DOMINIQ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1       RUE BONNE FONTAINE</text:p>
          </table:table-cell>
          <table:table-cell office:value-type="string">
            <text:p>49570</text:p>
          </table:table-cell>
          <table:table-cell office:value-type="string">
            <text:p>MONTJEAN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/04/1960</text:p>
          </table:table-cell>
          <table:table-cell office:value-type="string">
            <text:p>01/02/19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OEUV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00020</text:p>
          </table:table-cell>
          <table:table-cell office:value-type="float" office:value="1">
            <text:p>1</text:p>
          </table:table-cell>
          <table:table-cell office:value-type="string">
            <text:p>LANDEAU ER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9       LOTISSEMENT LA PATERN</text:p>
          </table:table-cell>
          <table:table-cell office:value-type="string">
            <text:p>49123</text:p>
          </table:table-cell>
          <table:table-cell office:value-type="string">
            <text:p>CHAMPTOCE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5/11/1961</text:p>
          </table:table-cell>
          <table:table-cell office:value-type="string">
            <text:p>30/08/19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F D'EQUI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00770</text:p>
          </table:table-cell>
          <table:table-cell office:value-type="float" office:value="1">
            <text:p>1</text:p>
          </table:table-cell>
          <table:table-cell office:value-type="string">
            <text:p>LANGLAIS ALA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3       RUE NATIONALE</text:p>
          </table:table-cell>
          <table:table-cell office:value-type="string">
            <text:p>49140</text:p>
          </table:table-cell>
          <table:table-cell office:value-type="string">
            <text:p>SEICHES SUR LOI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5/04/1955</text:p>
          </table:table-cell>
          <table:table-cell office:value-type="string">
            <text:p>24/10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LIER-SOUDEUR SP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00754</text:p>
          </table:table-cell>
          <table:table-cell office:value-type="float" office:value="1">
            <text:p>1</text:p>
          </table:table-cell>
          <table:table-cell office:value-type="string">
            <text:p>LANGLAIS STEPHA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7       GRANDE RUE</text:p>
          </table:table-cell>
          <table:table-cell office:value-type="string">
            <text:p>49440</text:p>
          </table:table-cell>
          <table:table-cell office:value-type="string">
            <text:p>CHALLAIN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3/10/1968</text:p>
          </table:table-cell>
          <table:table-cell office:value-type="string">
            <text:p>01/12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BAVUR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00912</text:p>
          </table:table-cell>
          <table:table-cell office:value-type="float" office:value="1">
            <text:p>1</text:p>
          </table:table-cell>
          <table:table-cell office:value-type="string">
            <text:p>LASTRE MICKA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7       ALLEE DU BEAU VALLON</text:p>
          </table:table-cell>
          <table:table-cell office:value-type="string">
            <text:p>49370</text:p>
          </table:table-cell>
          <table:table-cell office:value-type="string">
            <text:p>LE LOUROUX BECONNA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/12/1969</text:p>
          </table:table-cell>
          <table:table-cell office:value-type="string">
            <text:p>03/04/19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BALL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00100</text:p>
          </table:table-cell>
          <table:table-cell office:value-type="float" office:value="1">
            <text:p>1</text:p>
          </table:table-cell>
          <table:table-cell office:value-type="string">
            <text:p>LEBOT FRAN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7       TER RUE DE LA PATERNE</text:p>
          </table:table-cell>
          <table:table-cell office:value-type="string">
            <text:p>49123</text:p>
          </table:table-cell>
          <table:table-cell office:value-type="string">
            <text:p>CHAMPTOCE SUR LO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4/10/1973</text:p>
          </table:table-cell>
          <table:table-cell office:value-type="string">
            <text:p>18/09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UDEUR PAR PO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00023</text:p>
          </table:table-cell>
          <table:table-cell office:value-type="float" office:value="1">
            <text:p>1</text:p>
          </table:table-cell>
          <table:table-cell office:value-type="string">
            <text:p>LEBREC PHILIPPE</text:p>
          </table:table-cell>
          <table:table-cell office:value-type="string">
            <text:p/>
          </table:table-cell>
          <table:table-cell office:value-type="string">
            <text:p>ZAC DES VIGNES</text:p>
          </table:table-cell>
          <table:table-cell office:value-type="string">
            <text:p>  33       CHEMIN DU MESNIL</text:p>
          </table:table-cell>
          <table:table-cell office:value-type="string">
            <text:p>49370</text:p>
          </table:table-cell>
          <table:table-cell office:value-type="string">
            <text:p>ST CLEMENT DE LA PL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/08/1968</text:p>
          </table:table-cell>
          <table:table-cell office:value-type="string">
            <text:p>02/03/19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F D'EQUI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00500</text:p>
          </table:table-cell>
          <table:table-cell office:value-type="float" office:value="1">
            <text:p>1</text:p>
          </table:table-cell>
          <table:table-cell office:value-type="string">
            <text:p>LECLERC KE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3       RUE DE L'ANJOU</text:p>
          </table:table-cell>
          <table:table-cell office:value-type="string">
            <text:p>49070</text:p>
          </table:table-cell>
          <table:table-cell office:value-type="string">
            <text:p>SAIN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7/09/1990</text:p>
          </table:table-cell>
          <table:table-cell office:value-type="string">
            <text:p>06/06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UDEUR PAR POIN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00025</text:p>
          </table:table-cell>
          <table:table-cell office:value-type="float" office:value="1">
            <text:p>1</text:p>
          </table:table-cell>
          <table:table-cell office:value-type="string">
            <text:p>LEJOLY DID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7       RUE ALBERT CAMUS</text:p>
          </table:table-cell>
          <table:table-cell office:value-type="string">
            <text:p>49460</text:p>
          </table:table-cell>
          <table:table-cell office:value-type="string">
            <text:p>MONTREUIL JUIG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/09/1963</text:p>
          </table:table-cell>
          <table:table-cell office:value-type="string">
            <text:p>23/06/19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00752</text:p>
          </table:table-cell>
          <table:table-cell office:value-type="float" office:value="1">
            <text:p>1</text:p>
          </table:table-cell>
          <table:table-cell office:value-type="string">
            <text:p>LEJOLY JULI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2       RUE DE LA CURT</text:p>
          </table:table-cell>
          <table:table-cell office:value-type="string">
            <text:p>49220</text:p>
          </table:table-cell>
          <table:table-cell office:value-type="string">
            <text:p>BRAIN SUR LONGUENE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/02/1987</text:p>
          </table:table-cell>
          <table:table-cell office:value-type="string">
            <text:p>01/09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00747</text:p>
          </table:table-cell>
          <table:table-cell office:value-type="float" office:value="1">
            <text:p>1</text:p>
          </table:table-cell>
          <table:table-cell office:value-type="string">
            <text:p>LELIEVRE JIMMY</text:p>
          </table:table-cell>
          <table:table-cell office:value-type="string">
            <text:p/>
          </table:table-cell>
          <table:table-cell office:value-type="string">
            <text:p>25 AVENUE DU GENERAL DE GAULLE</text:p>
          </table:table-cell>
          <table:table-cell office:value-type="string">
            <text:p/>
          </table:table-cell>
          <table:table-cell office:value-type="string">
            <text:p>49240</text:p>
          </table:table-cell>
          <table:table-cell office:value-type="string">
            <text:p>AVR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6/02/1975</text:p>
          </table:table-cell>
          <table:table-cell office:value-type="string">
            <text:p>05/05/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INTRE POUD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00670</text:p>
          </table:table-cell>
          <table:table-cell office:value-type="float" office:value="1">
            <text:p>1</text:p>
          </table:table-cell>
          <table:table-cell office:value-type="string">
            <text:p>LENOIR JACK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100       Rue Picotire</text:p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4/11/1961</text:p>
          </table:table-cell>
          <table:table-cell office:value-type="string">
            <text:p>25/09/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ADER INTEGR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00021</text:p>
          </table:table-cell>
          <table:table-cell office:value-type="float" office:value="1">
            <text:p>1</text:p>
          </table:table-cell>
          <table:table-cell office:value-type="string">
            <text:p>MADIOT VIANNE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7       RUE DES OISEAUX</text:p>
          </table:table-cell>
          <table:table-cell office:value-type="string">
            <text:p>49240</text:p>
          </table:table-cell>
          <table:table-cell office:value-type="string">
            <text:p>AVR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08/1965</text:p>
          </table:table-cell>
          <table:table-cell office:value-type="string">
            <text:p>04/09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BALL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00081</text:p>
          </table:table-cell>
          <table:table-cell office:value-type="float" office:value="1">
            <text:p>1</text:p>
          </table:table-cell>
          <table:table-cell office:value-type="string">
            <text:p>MAINFRAIS BRUNO</text:p>
          </table:table-cell>
          <table:table-cell office:value-type="string">
            <text:p/>
          </table:table-cell>
          <table:table-cell office:value-type="string">
            <text:p>48 RUE PIERRE ET MARIE CURIE</text:p>
          </table:table-cell>
          <table:table-cell office:value-type="string">
            <text:p>           LE DOMAINE DES AGAINS</text:p>
          </table:table-cell>
          <table:table-cell office:value-type="string">
            <text:p>49770</text:p>
          </table:table-cell>
          <table:table-cell office:value-type="string">
            <text:p>VERN D ANJO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/08/1980</text:p>
          </table:table-cell>
          <table:table-cell office:value-type="string">
            <text:p>18/09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00762</text:p>
          </table:table-cell>
          <table:table-cell office:value-type="float" office:value="1">
            <text:p>1</text:p>
          </table:table-cell>
          <table:table-cell office:value-type="string">
            <text:p>MARTIN PIER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68       RUE JEANNE QUEMARD</text:p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2/1985</text:p>
          </table:table-cell>
          <table:table-cell office:value-type="string">
            <text:p>20/09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MAINTEN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00829</text:p>
          </table:table-cell>
          <table:table-cell office:value-type="float" office:value="1">
            <text:p>1</text:p>
          </table:table-cell>
          <table:table-cell office:value-type="string">
            <text:p>MASSON Georgi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4       Avenue VEZINS</text:p>
          </table:table-cell>
          <table:table-cell office:value-type="string">
            <text:p>49140</text:p>
          </table:table-cell>
          <table:table-cell office:value-type="string">
            <text:p>SEICHES SUR LE LOI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2/02/1979</text:p>
          </table:table-cell>
          <table:table-cell office:value-type="string">
            <text:p>03/01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 / REGLEUR SUR C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00691</text:p>
          </table:table-cell>
          <table:table-cell office:value-type="float" office:value="1">
            <text:p>1</text:p>
          </table:table-cell>
          <table:table-cell office:value-type="string">
            <text:p>MENARD AMAU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6       Rue du JOULAI</text:p>
          </table:table-cell>
          <table:table-cell office:value-type="string">
            <text:p>49170</text:p>
          </table:table-cell>
          <table:table-cell office:value-type="string">
            <text:p>ST GERMAIN DES P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/11/1982</text:p>
          </table:table-cell>
          <table:table-cell office:value-type="string">
            <text:p>04/04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ETUDES ET IND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00487</text:p>
          </table:table-cell>
          <table:table-cell office:value-type="float" office:value="1">
            <text:p>1</text:p>
          </table:table-cell>
          <table:table-cell office:value-type="string">
            <text:p>MENDES CARREIRA HER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43       AVENUE PIERRE POIVRE</text:p>
          </table:table-cell>
          <table:table-cell office:value-type="string">
            <text:p>49240</text:p>
          </table:table-cell>
          <table:table-cell office:value-type="string">
            <text:p>AVR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2/12/1975</text:p>
          </table:table-cell>
          <table:table-cell office:value-type="string">
            <text:p>01/07/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RENAILL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00514</text:p>
          </table:table-cell>
          <table:table-cell office:value-type="float" office:value="1">
            <text:p>1</text:p>
          </table:table-cell>
          <table:table-cell office:value-type="string">
            <text:p>MERLE OLIV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48       Rue du DOCTEUR Lucile</text:p>
          </table:table-cell>
          <table:table-cell office:value-type="string">
            <text:p>49130</text:p>
          </table:table-cell>
          <table:table-cell office:value-type="string">
            <text:p>LES PONTS DE 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03/1965</text:p>
          </table:table-cell>
          <table:table-cell office:value-type="string">
            <text:p>10/10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OLEUR QUALITE PEINTURE 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00504</text:p>
          </table:table-cell>
          <table:table-cell office:value-type="float" office:value="1">
            <text:p>1</text:p>
          </table:table-cell>
          <table:table-cell office:value-type="string">
            <text:p>MERRET PIERRI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CHEMIN DES AIRAULTS</text:p>
          </table:table-cell>
          <table:table-cell office:value-type="string">
            <text:p>49250</text:p>
          </table:table-cell>
          <table:table-cell office:value-type="string">
            <text:p>BEAUFORT EN VALLE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07/1970</text:p>
          </table:table-cell>
          <table:table-cell office:value-type="string">
            <text:p>22/10/2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PONSABLE ACHA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00161</text:p>
          </table:table-cell>
          <table:table-cell office:value-type="float" office:value="1">
            <text:p>1</text:p>
          </table:table-cell>
          <table:table-cell office:value-type="string">
            <text:p>METIVIER PAS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9       RUE PIERRE HUNAULT</text:p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/03/1961</text:p>
          </table:table-cell>
          <table:table-cell office:value-type="string">
            <text:p>03/04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00474</text:p>
          </table:table-cell>
          <table:table-cell office:value-type="float" office:value="1">
            <text:p>1</text:p>
          </table:table-cell>
          <table:table-cell office:value-type="string">
            <text:p>MIQUEL FABI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0       ALLEE DES HETRES</text:p>
          </table:table-cell>
          <table:table-cell office:value-type="string">
            <text:p>49170</text:p>
          </table:table-cell>
          <table:table-cell office:value-type="string">
            <text:p>SAINT AUGUSTIN DES B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6/07/1987</text:p>
          </table:table-cell>
          <table:table-cell office:value-type="string">
            <text:p>02/04/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00083</text:p>
          </table:table-cell>
          <table:table-cell office:value-type="float" office:value="1">
            <text:p>1</text:p>
          </table:table-cell>
          <table:table-cell office:value-type="string">
            <text:p>MONTEMBAULT DIDIER</text:p>
          </table:table-cell>
          <table:table-cell office:value-type="string">
            <text:p/>
          </table:table-cell>
          <table:table-cell office:value-type="string">
            <text:p>17 RUE SIMONE DE BEAUVOIR</text:p>
          </table:table-cell>
          <table:table-cell office:value-type="string">
            <text:p/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4/08/1960</text:p>
          </table:table-cell>
          <table:table-cell office:value-type="string">
            <text:p>16/10/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00456</text:p>
          </table:table-cell>
          <table:table-cell office:value-type="float" office:value="1">
            <text:p>1</text:p>
          </table:table-cell>
          <table:table-cell office:value-type="string">
            <text:p>MORON ERW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6       RUE JEAN MONNET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4/08/1976</text:p>
          </table:table-cell>
          <table:table-cell office:value-type="string">
            <text:p>09/07/2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EDMOU</text:p>
          </table:table-cell>
          <table:table-cell office:value-type="float" office:value="1">
            <text:p>1</text:p>
          </table:table-cell>
          <table:table-cell office:value-type="string">
            <text:p>MOUANDA EDGARD</text:p>
          </table:table-cell>
          <table:table-cell office:value-type="string">
            <text:p/>
          </table:table-cell>
          <table:table-cell office:value-type="string">
            <text:p>1 RUE DU MOULIN</text:p>
          </table:table-cell>
          <table:table-cell office:value-type="string">
            <text:p/>
          </table:table-cell>
          <table:table-cell office:value-type="string">
            <text:p>49170</text:p>
          </table:table-cell>
          <table:table-cell office:value-type="string">
            <text:p>SAINT LEGER DES B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8/11/1972</text:p>
          </table:table-cell>
          <table:table-cell office:value-type="string">
            <text:p>01/09/20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00455</text:p>
          </table:table-cell>
          <table:table-cell office:value-type="float" office:value="1">
            <text:p>1</text:p>
          </table:table-cell>
          <table:table-cell office:value-type="string">
            <text:p>MOULIN JEAN JACQU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9       RUE VICTOR SIMON</text:p>
          </table:table-cell>
          <table:table-cell office:value-type="string">
            <text:p>49130</text:p>
          </table:table-cell>
          <table:table-cell office:value-type="string">
            <text:p>LES PONTS DE 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2/1957</text:p>
          </table:table-cell>
          <table:table-cell office:value-type="string">
            <text:p>01/12/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OLEUR LIQUI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00027</text:p>
          </table:table-cell>
          <table:table-cell office:value-type="float" office:value="1">
            <text:p>1</text:p>
          </table:table-cell>
          <table:table-cell office:value-type="string">
            <text:p>OLIVE CHRIST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0       RUE DES VIGNES</text:p>
          </table:table-cell>
          <table:table-cell office:value-type="string">
            <text:p>49410</text:p>
          </table:table-cell>
          <table:table-cell office:value-type="string">
            <text:p>ST LAURENT DU MOTTA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/01/1967</text:p>
          </table:table-cell>
          <table:table-cell office:value-type="string">
            <text:p>14/04/19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FINISS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00028</text:p>
          </table:table-cell>
          <table:table-cell office:value-type="float" office:value="1">
            <text:p>1</text:p>
          </table:table-cell>
          <table:table-cell office:value-type="string">
            <text:p>ONILLON DID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2       RUE PIERRE AUGUSTE RE</text:p>
          </table:table-cell>
          <table:table-cell office:value-type="string">
            <text:p>49170</text:p>
          </table:table-cell>
          <table:table-cell office:value-type="string">
            <text:p>ST LEGER DES B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1/04/1966</text:p>
          </table:table-cell>
          <table:table-cell office:value-type="string">
            <text:p>04/01/19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UDEUR PAR PO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00522</text:p>
          </table:table-cell>
          <table:table-cell office:value-type="float" office:value="1">
            <text:p>1</text:p>
          </table:table-cell>
          <table:table-cell office:value-type="string">
            <text:p>OZTURK AYH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4       RUE COEFFARD</text:p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4/1982</text:p>
          </table:table-cell>
          <table:table-cell office:value-type="string">
            <text:p>17/04/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I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00104</text:p>
          </table:table-cell>
          <table:table-cell office:value-type="float" office:value="1">
            <text:p>1</text:p>
          </table:table-cell>
          <table:table-cell office:value-type="string">
            <text:p>PAPIN Juli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0       RUE JEAN JOUANNEAU</text:p>
          </table:table-cell>
          <table:table-cell office:value-type="string">
            <text:p>49250</text:p>
          </table:table-cell>
          <table:table-cell office:value-type="string">
            <text:p>BEAUFORT EN VALLE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4/06/1983</text:p>
          </table:table-cell>
          <table:table-cell office:value-type="string">
            <text:p>01/10/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00058</text:p>
          </table:table-cell>
          <table:table-cell office:value-type="float" office:value="1">
            <text:p>1</text:p>
          </table:table-cell>
          <table:table-cell office:value-type="string">
            <text:p>PAPIN THIER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2       RUE DE LA CLAYE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7/10/1961</text:p>
          </table:table-cell>
          <table:table-cell office:value-type="string">
            <text:p>02/02/19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00245</text:p>
          </table:table-cell>
          <table:table-cell office:value-type="float" office:value="1">
            <text:p>1</text:p>
          </table:table-cell>
          <table:table-cell office:value-type="string">
            <text:p>PAYRAUDEAU ARNAU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9       PLACE DE L'ACADEMIE</text:p>
          </table:table-cell>
          <table:table-cell office:value-type="string">
            <text:p>491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5/1977</text:p>
          </table:table-cell>
          <table:table-cell office:value-type="string">
            <text:p>01/10/19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AGER LOGISTIQ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00030</text:p>
          </table:table-cell>
          <table:table-cell office:value-type="float" office:value="1">
            <text:p>1</text:p>
          </table:table-cell>
          <table:table-cell office:value-type="string">
            <text:p>PAYRAUDEAU BRU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4       RUE DES POTIERS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/02/1967</text:p>
          </table:table-cell>
          <table:table-cell office:value-type="string">
            <text:p>27/04/19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GASIN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00070</text:p>
          </table:table-cell>
          <table:table-cell office:value-type="float" office:value="1">
            <text:p>1</text:p>
          </table:table-cell>
          <table:table-cell office:value-type="string">
            <text:p>PELE PATRI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7       RUE AUGUSTE RENOIR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9/06/1970</text:p>
          </table:table-cell>
          <table:table-cell office:value-type="string">
            <text:p>10/12/19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FINISS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00916</text:p>
          </table:table-cell>
          <table:table-cell office:value-type="float" office:value="1">
            <text:p>1</text:p>
          </table:table-cell>
          <table:table-cell office:value-type="string">
            <text:p>PERCHER STEPHA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3       RUE DE LA CLAYE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/06/1969</text:p>
          </table:table-cell>
          <table:table-cell office:value-type="string">
            <text:p>17/07/19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INTRE LIQUI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00920</text:p>
          </table:table-cell>
          <table:table-cell office:value-type="float" office:value="1">
            <text:p>1</text:p>
          </table:table-cell>
          <table:table-cell office:value-type="string">
            <text:p>PERRAULT XAV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CHEMIN DES ALLIES</text:p>
          </table:table-cell>
          <table:table-cell office:value-type="string">
            <text:p>49330</text:p>
          </table:table-cell>
          <table:table-cell office:value-type="string">
            <text:p>ETRI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2/12/1975</text:p>
          </table:table-cell>
          <table:table-cell office:value-type="string">
            <text:p>23/03/19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FINISS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00045</text:p>
          </table:table-cell>
          <table:table-cell office:value-type="float" office:value="1">
            <text:p>1</text:p>
          </table:table-cell>
          <table:table-cell office:value-type="string">
            <text:p>PERRUSSEL FREDER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5       VIEILLE RUE</text:p>
          </table:table-cell>
          <table:table-cell office:value-type="string">
            <text:p>49330</text:p>
          </table:table-cell>
          <table:table-cell office:value-type="string">
            <text:p>CHAMPIG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/11/1974</text:p>
          </table:table-cell>
          <table:table-cell office:value-type="string">
            <text:p>17/11/19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/REGL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00048</text:p>
          </table:table-cell>
          <table:table-cell office:value-type="float" office:value="2">
            <text:p>2</text:p>
          </table:table-cell>
          <table:table-cell office:value-type="string">
            <text:p>PETEUL VERONIQ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6       RUE DU VERT BOCAGE</text:p>
          </table:table-cell>
          <table:table-cell office:value-type="string">
            <text:p>49480</text:p>
          </table:table-cell>
          <table:table-cell office:value-type="string">
            <text:p>ST SYLVAIN D ANJO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4/01/1962</text:p>
          </table:table-cell>
          <table:table-cell office:value-type="string">
            <text:p>06/03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T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00032</text:p>
          </table:table-cell>
          <table:table-cell office:value-type="float" office:value="1">
            <text:p>1</text:p>
          </table:table-cell>
          <table:table-cell office:value-type="string">
            <text:p>PIEDNOIR LUDOV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7       RUE DES CHARMILLES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6/01/1970</text:p>
          </table:table-cell>
          <table:table-cell office:value-type="string">
            <text:p>28/06/19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AGER UNITE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00033</text:p>
          </table:table-cell>
          <table:table-cell office:value-type="float" office:value="1">
            <text:p>1</text:p>
          </table:table-cell>
          <table:table-cell office:value-type="string">
            <text:p>PINEAU GUY</text:p>
          </table:table-cell>
          <table:table-cell office:value-type="string">
            <text:p/>
          </table:table-cell>
          <table:table-cell office:value-type="string">
            <text:p>11 RUE DES LANDES</text:p>
          </table:table-cell>
          <table:table-cell office:value-type="string">
            <text:p/>
          </table:table-cell>
          <table:table-cell office:value-type="string">
            <text:p>49170</text:p>
          </table:table-cell>
          <table:table-cell office:value-type="string">
            <text:p>ST LEGER DES B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01/1954</text:p>
          </table:table-cell>
          <table:table-cell office:value-type="string">
            <text:p>03/11/19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OEUV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00709</text:p>
          </table:table-cell>
          <table:table-cell office:value-type="float" office:value="1">
            <text:p>1</text:p>
          </table:table-cell>
          <table:table-cell office:value-type="string">
            <text:p>POLLET MAXIME</text:p>
          </table:table-cell>
          <table:table-cell office:value-type="string">
            <text:p/>
          </table:table-cell>
          <table:table-cell office:value-type="string">
            <text:p>4 IMPASSE DES NOISETIERS</text:p>
          </table:table-cell>
          <table:table-cell office:value-type="string">
            <text:p/>
          </table:table-cell>
          <table:table-cell office:value-type="string">
            <text:p>49070</text:p>
          </table:table-cell>
          <table:table-cell office:value-type="string">
            <text:p>SAIN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/04/1982</text:p>
          </table:table-cell>
          <table:table-cell office:value-type="string">
            <text:p>05/09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00103</text:p>
          </table:table-cell>
          <table:table-cell office:value-type="float" office:value="1">
            <text:p>1</text:p>
          </table:table-cell>
          <table:table-cell office:value-type="string">
            <text:p>QUINTON DENIS</text:p>
          </table:table-cell>
          <table:table-cell office:value-type="string">
            <text:p/>
          </table:table-cell>
          <table:table-cell office:value-type="string">
            <text:p>LOT. VALLON DU MOULIN</text:p>
          </table:table-cell>
          <table:table-cell office:value-type="string">
            <text:p>   2       RUE DES AIGRETTES</text:p>
          </table:table-cell>
          <table:table-cell office:value-type="string">
            <text:p>49080</text:p>
          </table:table-cell>
          <table:table-cell office:value-type="string">
            <text:p>BOUCHEMA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/12/1980</text:p>
          </table:table-cell>
          <table:table-cell office:value-type="string">
            <text:p>16/08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HETEUR PROJET AQ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00520</text:p>
          </table:table-cell>
          <table:table-cell office:value-type="float" office:value="2">
            <text:p>2</text:p>
          </table:table-cell>
          <table:table-cell office:value-type="string">
            <text:p>RENOU BRIAND MARIE PASCA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5       ALLEE DES MERISIERS</text:p>
          </table:table-cell>
          <table:table-cell office:value-type="string">
            <text:p>49080</text:p>
          </table:table-cell>
          <table:table-cell office:value-type="string">
            <text:p>BOUCHEMA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06/1964</text:p>
          </table:table-cell>
          <table:table-cell office:value-type="string">
            <text:p>01/04/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AGER Q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00695</text:p>
          </table:table-cell>
          <table:table-cell office:value-type="float" office:value="2">
            <text:p>2</text:p>
          </table:table-cell>
          <table:table-cell office:value-type="string">
            <text:p>RETIER STEPHAN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MELINE</text:p>
          </table:table-cell>
          <table:table-cell office:value-type="string">
            <text:p>49500</text:p>
          </table:table-cell>
          <table:table-cell office:value-type="string">
            <text:p>MARA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09/1981</text:p>
          </table:table-cell>
          <table:table-cell office:value-type="string">
            <text:p>04/07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ESTIONNA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00092</text:p>
          </table:table-cell>
          <table:table-cell office:value-type="float" office:value="1">
            <text:p>1</text:p>
          </table:table-cell>
          <table:table-cell office:value-type="string">
            <text:p>REZE MAUR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5       IMPASSE DES VIGNES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/10/1957</text:p>
          </table:table-cell>
          <table:table-cell office:value-type="string">
            <text:p>04/09/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FF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00664</text:p>
          </table:table-cell>
          <table:table-cell office:value-type="float" office:value="1">
            <text:p>1</text:p>
          </table:table-cell>
          <table:table-cell office:value-type="string">
            <text:p>RIANT DIMITR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60       RUE DE LA TERNIERE</text:p>
          </table:table-cell>
          <table:table-cell office:value-type="string">
            <text:p>49240</text:p>
          </table:table-cell>
          <table:table-cell office:value-type="string">
            <text:p>AVR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8/07/1984</text:p>
          </table:table-cell>
          <table:table-cell office:value-type="string">
            <text:p>06/09/2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00072</text:p>
          </table:table-cell>
          <table:table-cell office:value-type="float" office:value="1">
            <text:p>1</text:p>
          </table:table-cell>
          <table:table-cell office:value-type="string">
            <text:p>RICOUL FREDER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2       RUE DES COTEAUX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2/08/1969</text:p>
          </table:table-cell>
          <table:table-cell office:value-type="string">
            <text:p>04/02/19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AGER UNITE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00769</text:p>
          </table:table-cell>
          <table:table-cell office:value-type="float" office:value="2">
            <text:p>2</text:p>
          </table:table-cell>
          <table:table-cell office:value-type="string">
            <text:p>RIVERON GESLOT MARIE BEATR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0       Rue Jean Cocteau</text:p>
          </table:table-cell>
          <table:table-cell office:value-type="string">
            <text:p>49770</text:p>
          </table:table-cell>
          <table:table-cell office:value-type="string">
            <text:p>LA MENBROLLE SUR LONGUENE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7/07/1960</text:p>
          </table:table-cell>
          <table:table-cell office:value-type="string">
            <text:p>17/10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GENT DE FABRIC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00680</text:p>
          </table:table-cell>
          <table:table-cell office:value-type="float" office:value="1">
            <text:p>1</text:p>
          </table:table-cell>
          <table:table-cell office:value-type="string">
            <text:p>ROBERT NICOL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119       AVENUE MENDES FRANCE</text:p>
          </table:table-cell>
          <table:table-cell office:value-type="string">
            <text:p>49240</text:p>
          </table:table-cell>
          <table:table-cell office:value-type="string">
            <text:p>AVR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11/1987</text:p>
          </table:table-cell>
          <table:table-cell office:value-type="string">
            <text:p>01/09/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INTRE LIQUI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PAROY</text:p>
          </table:table-cell>
          <table:table-cell office:value-type="float" office:value="1">
            <text:p>1</text:p>
          </table:table-cell>
          <table:table-cell office:value-type="string">
            <text:p>ROY PASCAL</text:p>
          </table:table-cell>
          <table:table-cell office:value-type="string">
            <text:p/>
          </table:table-cell>
          <table:table-cell office:value-type="string">
            <text:p>4 A Boulevard de l'ERDRE</text:p>
          </table:table-cell>
          <table:table-cell office:value-type="string">
            <text:p/>
          </table:table-cell>
          <table:table-cell office:value-type="string">
            <text:p>49440</text:p>
          </table:table-cell>
          <table:table-cell office:value-type="string">
            <text:p>CAN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11/1968</text:p>
          </table:table-cell>
          <table:table-cell office:value-type="string">
            <text:p>02/02/2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UDEUR PAR PO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00416</text:p>
          </table:table-cell>
          <table:table-cell office:value-type="float" office:value="1">
            <text:p>1</text:p>
          </table:table-cell>
          <table:table-cell office:value-type="string">
            <text:p>SANTINI NICOLAS</text:p>
          </table:table-cell>
          <table:table-cell office:value-type="string">
            <text:p/>
          </table:table-cell>
          <table:table-cell office:value-type="string">
            <text:p>1 L'HERMITAGE</text:p>
          </table:table-cell>
          <table:table-cell office:value-type="string">
            <text:p/>
          </table:table-cell>
          <table:table-cell office:value-type="string">
            <text:p>49370</text:p>
          </table:table-cell>
          <table:table-cell office:value-type="string">
            <text:p>BECON LES GRANI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/11/1992</text:p>
          </table:table-cell>
          <table:table-cell office:value-type="string">
            <text:p>01/10/2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 / REGLEUR SUR C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00746</text:p>
          </table:table-cell>
          <table:table-cell office:value-type="float" office:value="1">
            <text:p>1</text:p>
          </table:table-cell>
          <table:table-cell office:value-type="string">
            <text:p>SAVIDAN MICKA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9       RUE DES ROSEAUX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05/1984</text:p>
          </table:table-cell>
          <table:table-cell office:value-type="string">
            <text:p>03/01/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00049</text:p>
          </table:table-cell>
          <table:table-cell office:value-type="float" office:value="1">
            <text:p>1</text:p>
          </table:table-cell>
          <table:table-cell office:value-type="string">
            <text:p>SNGAN YAN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        LE GRAND JALMIN</text:p>
          </table:table-cell>
          <table:table-cell office:value-type="string">
            <text:p>49370</text:p>
          </table:table-cell>
          <table:table-cell office:value-type="string">
            <text:p>BECON LES GRANI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4/03/1960</text:p>
          </table:table-cell>
          <table:table-cell office:value-type="string">
            <text:p>05/05/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INTRE LIQUI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00608</text:p>
          </table:table-cell>
          <table:table-cell office:value-type="float" office:value="1">
            <text:p>1</text:p>
          </table:table-cell>
          <table:table-cell office:value-type="string">
            <text:p>TANCRAY FRAN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4       SQUARE DE L'EUROPE</text:p>
          </table:table-cell>
          <table:table-cell office:value-type="string">
            <text:p>49220</text:p>
          </table:table-cell>
          <table:table-cell office:value-type="string">
            <text:p>VERN D ANJO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/07/1977</text:p>
          </table:table-cell>
          <table:table-cell office:value-type="string">
            <text:p>02/09/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00699</text:p>
          </table:table-cell>
          <table:table-cell office:value-type="float" office:value="1">
            <text:p>1</text:p>
          </table:table-cell>
          <table:table-cell office:value-type="string">
            <text:p>TESSIER IG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70       RUE PIERRE SEMARD</text:p>
          </table:table-cell>
          <table:table-cell office:value-type="string">
            <text:p>49800</text:p>
          </table:table-cell>
          <table:table-cell office:value-type="string">
            <text:p>TRELA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/01/1980</text:p>
          </table:table-cell>
          <table:table-cell office:value-type="string">
            <text:p>05/09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INTRE LIQUI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00181</text:p>
          </table:table-cell>
          <table:table-cell office:value-type="float" office:value="1">
            <text:p>1</text:p>
          </table:table-cell>
          <table:table-cell office:value-type="string">
            <text:p>THIFINE YAN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6       RUE DES GUERANDAIS</text:p>
          </table:table-cell>
          <table:table-cell office:value-type="string">
            <text:p>49370</text:p>
          </table:table-cell>
          <table:table-cell office:value-type="string">
            <text:p>ST CLEMENT DE LA PL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09/1970</text:p>
          </table:table-cell>
          <table:table-cell office:value-type="string">
            <text:p>14/09/19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/REGLE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00109</text:p>
          </table:table-cell>
          <table:table-cell office:value-type="float" office:value="1">
            <text:p>1</text:p>
          </table:table-cell>
          <table:table-cell office:value-type="string">
            <text:p>TIDAHY JACQUES CORNELI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3       RUE LOUIS GAIN</text:p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/03/1988</text:p>
          </table:table-cell>
          <table:table-cell office:value-type="string">
            <text:p>03/10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udronnier soud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00191</text:p>
          </table:table-cell>
          <table:table-cell office:value-type="float" office:value="1">
            <text:p>1</text:p>
          </table:table-cell>
          <table:table-cell office:value-type="string">
            <text:p>TOURET OLIV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5       RUE ST JEAN</text:p>
          </table:table-cell>
          <table:table-cell office:value-type="string">
            <text:p>49800</text:p>
          </table:table-cell>
          <table:table-cell office:value-type="string">
            <text:p>SARRIG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/11/1970</text:p>
          </table:table-cell>
          <table:table-cell office:value-type="string">
            <text:p>08/02/19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O COMMERC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00712</text:p>
          </table:table-cell>
          <table:table-cell office:value-type="float" office:value="1">
            <text:p>1</text:p>
          </table:table-cell>
          <table:table-cell office:value-type="string">
            <text:p>TREDAN YOHAN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30       PLACE SCHWALBACH</text:p>
          </table:table-cell>
          <table:table-cell office:value-type="string">
            <text:p>49240</text:p>
          </table:table-cell>
          <table:table-cell office:value-type="string">
            <text:p>AVRIL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8/06/1982</text:p>
          </table:table-cell>
          <table:table-cell office:value-type="string">
            <text:p>29/08/2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CROBILL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00066</text:p>
          </table:table-cell>
          <table:table-cell office:value-type="float" office:value="1">
            <text:p>1</text:p>
          </table:table-cell>
          <table:table-cell office:value-type="string">
            <text:p>TROUBOUL FLOR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4       RUE DU BOURG</text:p>
          </table:table-cell>
          <table:table-cell office:value-type="string">
            <text:p>49070</text:p>
          </table:table-cell>
          <table:table-cell office:value-type="string">
            <text:p>BEAUCOU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/04/1979</text:p>
          </table:table-cell>
          <table:table-cell office:value-type="string">
            <text:p>13/10/20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OLOGUE SOUD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XATUD</text:p>
          </table:table-cell>
          <table:table-cell office:value-type="float" office:value="1">
            <text:p>1</text:p>
          </table:table-cell>
          <table:table-cell office:value-type="string">
            <text:p>TUDOUX XAVIER</text:p>
          </table:table-cell>
          <table:table-cell office:value-type="string">
            <text:p/>
          </table:table-cell>
          <table:table-cell office:value-type="string">
            <text:p>43 rue des Amaryllis</text:p>
          </table:table-cell>
          <table:table-cell office:value-type="string">
            <text:p/>
          </table:table-cell>
          <table:table-cell office:value-type="string">
            <text:p>49170</text:p>
          </table:table-cell>
          <table:table-cell office:value-type="string">
            <text:p>SAINT AUGUSTIN DES B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7/05/1991</text:p>
          </table:table-cell>
          <table:table-cell office:value-type="string">
            <text:p>02/02/2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00152</text:p>
          </table:table-cell>
          <table:table-cell office:value-type="float" office:value="1">
            <text:p>1</text:p>
          </table:table-cell>
          <table:table-cell office:value-type="string">
            <text:p>VERDON FREDER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2       RUE D'ANJOU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/11/1965</text:p>
          </table:table-cell>
          <table:table-cell office:value-type="string">
            <text:p>08/02/19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IEN METHO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00532</text:p>
          </table:table-cell>
          <table:table-cell office:value-type="float" office:value="1">
            <text:p>1</text:p>
          </table:table-cell>
          <table:table-cell office:value-type="string">
            <text:p>VERGNE BRU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27       RUE PIERRE JOSEPH PRO</text:p>
          </table:table-cell>
          <table:table-cell office:value-type="string">
            <text:p>49000</text:p>
          </table:table-cell>
          <table:table-cell office:value-type="string">
            <text:p>ANG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7/08/1979</text:p>
          </table:table-cell>
          <table:table-cell office:value-type="string">
            <text:p>18/07/2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PONSABLE INNOVAT ET DEVP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00800</text:p>
          </table:table-cell>
          <table:table-cell office:value-type="float" office:value="1">
            <text:p>1</text:p>
          </table:table-cell>
          <table:table-cell office:value-type="string">
            <text:p>VITRY JEAN FRANC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7       RUE DE LA SOURCE</text:p>
          </table:table-cell>
          <table:table-cell office:value-type="string">
            <text:p>49070</text:p>
          </table:table-cell>
          <table:table-cell office:value-type="string">
            <text:p>SAINT JEAN DE LINI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/09/1956</text:p>
          </table:table-cell>
          <table:table-cell office:value-type="string">
            <text:p>04/06/2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GENT DE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00750</text:p>
          </table:table-cell>
          <table:table-cell office:value-type="float" office:value="1">
            <text:p>1</text:p>
          </table:table-cell>
          <table:table-cell office:value-type="string">
            <text:p>VOYE BOR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7       rue Madame DE SEVIGNE</text:p>
          </table:table-cell>
          <table:table-cell office:value-type="string">
            <text:p>49220</text:p>
          </table:table-cell>
          <table:table-cell office:value-type="string">
            <text:p>VERN D ANJO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/07/1982</text:p>
          </table:table-cell>
          <table:table-cell office:value-type="string">
            <text:p>01/12/2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SUR C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00919</text:p>
          </table:table-cell>
          <table:table-cell office:value-type="float" office:value="1">
            <text:p>1</text:p>
          </table:table-cell>
          <table:table-cell office:value-type="string">
            <text:p>YOU EMMANU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10       RUE DES LANDES</text:p>
          </table:table-cell>
          <table:table-cell office:value-type="string">
            <text:p>49070</text:p>
          </table:table-cell>
          <table:table-cell office:value-type="string">
            <text:p>ST LAMBERT LA POTHE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/05/1970</text:p>
          </table:table-cell>
          <table:table-cell office:value-type="string">
            <text:p>01/06/19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EUR PEIN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00037</text:p>
          </table:table-cell>
          <table:table-cell office:value-type="float" office:value="1">
            <text:p>1</text:p>
          </table:table-cell>
          <table:table-cell office:value-type="string">
            <text:p>YOU MICH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  9       RUE DE LA PREE AU LIN</text:p>
          </table:table-cell>
          <table:table-cell office:value-type="string">
            <text:p>49070</text:p>
          </table:table-cell>
          <table:table-cell office:value-type="string">
            <text:p>ST JEAN DE LINI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/05/1966</text:p>
          </table:table-cell>
          <table:table-cell office:value-type="string">
            <text:p>13/11/19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ILOTE EXPEDI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16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0</meta:generator>
    <meta:initial-creator>phpMyAdmin 4.6.0</meta:initial-creator>
    <meta:creation-date>2016-05-09T10:31:55</meta:creation-date>
  </office:meta>
</office:document-meta>
</file>